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1.0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1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cm" fo:min-width="1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  <style:text-properties fo:font-size="10pt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.2cm" svg:height="2cm" svg:x="2.6cm" svg:y="4.6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4cm" svg:height="2.6cm" svg:x="7.1cm" svg:y="4.3cm">
          <text:p text:style-name="P3"><text:span text:style-name="T2">Chamado veio </text:span><text:span text:style-name="T2"><text:line-break/></text:span><text:span text:style-name="T2">via sistem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4.8cm" svg:y1="5.6cm" svg:x2="7.1cm" svg:y2="5.6cm" draw:start-shape="id1" draw:start-glue-point="10" draw:end-shape="id2" draw:end-glue-point="5" svg:d="M4800 5600h2300" svg:viewBox="0 0 2301 1">
          <text:p/>
        </draw:connector>
        <draw:custom-shape draw:style-name="gr4" draw:text-style-name="P7" xml:id="id3" draw:id="id3" draw:layer="layout" svg:width="4.7cm" svg:height="2.4cm" svg:x="14.4cm" svg:y="4.4cm">
          <text:p text:style-name="P6"><text:span text:style-name="T3">Solicitante utiliza </text:span><text:span text:style-name="T3"><text:line-break/></text:span><text:span text:style-name="T3">URL do sistema </text:span><text:span text:style-name="T3"><text:line-break/></text:span><text:span text:style-name="T3">para abrir chamad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5.4cm" svg:height="2.4cm" svg:x="21.2cm" svg:y="4.4cm">
          <text:p text:style-name="P6"><text:span text:style-name="T3">Solicitação é encaminhada</text:span><text:span text:style-name="T3"><text:line-break/></text:span><text:span text:style-name="T3">para dentro do sistema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9.1cm" svg:y1="5.6cm" svg:x2="21.2cm" svg:y2="5.6cm" draw:start-shape="id3" draw:start-glue-point="1" draw:end-shape="id4" draw:end-glue-point="3" svg:d="M19100 5600h2100" svg:viewBox="0 0 2101 1">
          <text:p/>
        </draw:connector>
        <draw:custom-shape draw:style-name="gr6" draw:text-style-name="P7" xml:id="id5" draw:id="id5" draw:layer="layout" svg:width="5.2cm" svg:height="2.3cm" svg:x="21.3cm" svg:y="8.2cm">
          <text:p text:style-name="P6"><text:span text:style-name="T3">Solicitação aguarda que </text:span><text:span text:style-name="T3"><text:line-break/></text:span><text:span text:style-name="T3">algum técnico</text:span><text:span text:style-name="T3"><text:line-break/></text:span><text:span text:style-name="T3">veja o chamad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3.9cm" svg:y1="6.8cm" svg:x2="23.9cm" svg:y2="8.2cm" draw:start-shape="id4" draw:start-glue-point="2" draw:end-shape="id5" draw:end-glue-point="0" svg:d="M23900 6800v1400" svg:viewBox="0 0 1 1401">
          <text:p/>
        </draw:connector>
        <draw:custom-shape draw:style-name="gr7" draw:text-style-name="P2" xml:id="id6" draw:id="id6" draw:layer="layout" svg:width="2.6cm" svg:height="2.2cm" svg:x="22.6cm" svg:y="12cm">
          <text:p text:style-name="P8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23.9cm" svg:y1="10.5cm" svg:x2="23.9cm" svg:y2="12cm" draw:start-shape="id5" draw:start-glue-point="2" draw:end-shape="id6" svg:d="M23900 10500v1500" svg:viewBox="0 0 1 1501">
          <text:p/>
        </draw:connector>
        <draw:connector draw:style-name="gr3" draw:text-style-name="P5" draw:layer="layout" svg:x1="10.5cm" svg:y1="5.6cm" svg:x2="14.4cm" svg:y2="5.6cm" draw:start-shape="id2" draw:start-glue-point="7" draw:end-shape="id3" draw:end-glue-point="3" svg:d="M10500 5600h3900" svg:viewBox="0 0 3901 1">
          <text:p/>
        </draw:connector>
        <draw:frame draw:style-name="gr8" draw:text-style-name="P9" draw:layer="layout" svg:width="1.383cm" svg:height="0.806cm" svg:x="11.5cm" svg:y="4.8cm">
          <draw:text-box>
            <text:p><text:span text:style-name="T1">SIM</text:span></text:p>
          </draw:text-box>
        </draw:frame>
        <draw:custom-shape draw:style-name="gr9" draw:text-style-name="P4" xml:id="id10" draw:id="id10" draw:layer="layout" svg:width="5.4cm" svg:height="2.5cm" svg:x="6.1cm" svg:y="8.2cm">
          <text:p text:style-name="P1"><text:span text:style-name="T2">Central de atendimento</text:span><text:span text:style-name="T2"><text:line-break/></text:span><text:span text:style-name="T2"> recebe chamado.</text:span><text:span text:style-name="T2"><text:line-break/></text:span><text:span text:style-name="T2"><text:line-break/></text:span><text:span text:style-name="T2">Telefone, e-mail, </text:span><text:span text:style-name="T2"><text:line-break/></text:span><text:span text:style-name="T2">presencial, SPU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3cm" svg:height="2.3cm" svg:x="14.2cm" svg:y="8.3cm">
          <text:p text:style-name="P1"><text:span text:style-name="T3">Atendente cadastra a </text:span><text:span text:style-name="T3"><text:line-break/></text:span><text:span text:style-name="T3">solicitação no sistema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7" draw:id="id7" draw:layer="layout" svg:width="4.1cm" svg:height="3.7cm" svg:x="11.9cm" svg:y="12.3cm">
          <text:p text:style-name="P1"><text:span text:style-name="T4">Necessita informar </text:span><text:span text:style-name="T4"><text:line-break/></text:span><text:span text:style-name="T4">algum técnic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16cm" svg:y1="14.15cm" svg:x2="22.6cm" svg:y2="13.1cm" draw:start-shape="id7" draw:start-glue-point="7" draw:end-shape="id6" draw:end-glue-point="6" svg:d="M16000 14150h3301v-1050h3299" svg:viewBox="0 0 6601 1051">
          <text:p/>
        </draw:connector>
        <draw:connector draw:style-name="gr3" draw:text-style-name="P5" draw:layer="layout" svg:x1="16.85cm" svg:y1="10.6cm" svg:x2="13.95cm" svg:y2="12.3cm" draw:start-shape="id8" draw:start-glue-point="2" draw:end-shape="id7" draw:end-glue-point="4" svg:d="M16850 10600v850h-2900v850" svg:viewBox="0 0 2901 1701">
          <text:p/>
        </draw:connector>
        <draw:frame draw:style-name="gr12" draw:text-style-name="P11" draw:layer="layout" svg:width="1.577cm" svg:height="0.806cm" svg:x="16.8cm" svg:y="13.3cm">
          <draw:text-box>
            <text:p><text:span text:style-name="T5">NÃO</text:span></text:p>
          </draw:text-box>
        </draw:frame>
        <draw:custom-shape draw:style-name="gr13" draw:text-style-name="P7" xml:id="id9" draw:id="id9" draw:layer="layout" svg:width="4.1cm" svg:height="1.8cm" svg:x="11.9cm" svg:y="17.7cm">
          <text:p text:style-name="P1"><text:span text:style-name="T3">Notificar técnico</text:span><text:span text:style-name="T3"><text:line-break/></text:span><text:span text:style-name="T3">sobre a solicitação </text:span><text:span text:style-name="T3"><text:line-break/></text:span><text:span text:style-name="T3">cadastrada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3.95cm" svg:y1="16cm" svg:x2="13.95cm" svg:y2="17.7cm" draw:start-shape="id7" draw:start-glue-point="6" draw:end-shape="id9" svg:d="M13950 16000v1700" svg:viewBox="0 0 1 1701">
          <text:p/>
        </draw:connector>
        <draw:connector draw:style-name="gr3" draw:text-style-name="P5" draw:layer="layout" svg:x1="16cm" svg:y1="18.6cm" svg:x2="23.9cm" svg:y2="14.2cm" draw:start-shape="id9" draw:start-glue-point="1" draw:end-shape="id6" draw:end-glue-point="8" svg:d="M16000 18600h7900v-4400" svg:viewBox="0 0 7901 4401">
          <text:p/>
        </draw:connector>
        <draw:frame draw:style-name="gr14" draw:text-style-name="P11" draw:layer="layout" svg:width="1.383cm" svg:height="0.806cm" svg:x="14cm" svg:y="16.2cm">
          <draw:text-box>
            <text:p><text:span text:style-name="T5">SIM</text:span></text:p>
          </draw:text-box>
        </draw:frame>
        <draw:connector draw:style-name="gr3" draw:text-style-name="P5" draw:layer="layout" svg:x1="11.5cm" svg:y1="9.45cm" svg:x2="14.2cm" svg:y2="9.45cm" draw:start-shape="id10" draw:start-glue-point="1" draw:end-shape="id8" draw:end-glue-point="3" svg:d="M11500 9450h2700" svg:viewBox="0 0 2701 1">
          <text:p/>
        </draw:connector>
        <draw:connector draw:style-name="gr3" draw:text-style-name="P5" draw:layer="layout" svg:x1="8.8cm" svg:y1="6.9cm" svg:x2="8.8cm" svg:y2="8.2cm" draw:start-shape="id2" draw:start-glue-point="6" draw:end-shape="id10" draw:end-glue-point="0" svg:d="M8800 6900v1300" svg:viewBox="0 0 1 1301">
          <text:p/>
        </draw:connector>
        <draw:frame draw:style-name="gr8" draw:text-style-name="P9" draw:layer="layout" svg:width="13.989cm" svg:height="0.962cm" svg:x="8.2cm" svg:y="1.4cm">
          <draw:text-box>
            <text:p>FLUXOGRAMA DE ABERTURA DE CHAMADO</text:p>
          </draw:text-box>
        </draw:frame>
        <draw:frame draw:style-name="gr8" draw:text-style-name="P11" draw:layer="layout" svg:width="1.577cm" svg:height="0.806cm" svg:x="8.9cm" svg:y="6.9cm">
          <draw:text-box>
            <text:p text:style-name="P12">NÃ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6:06:37.904600160</meta:creation-date>
    <dc:date>2016-01-28T16:15:30.942020523</dc:date>
    <meta:editing-duration>PT8M52S</meta:editing-duration>
    <meta:editing-cycles>5</meta:editing-cycles>
    <meta:generator>LibreOffice/5.0.4.2$Linux_X86_64 LibreOffice_project/00m0$Build-2</meta:generator>
    <meta:document-statistic meta:object-count="26"/>
  </office:meta>
</office:document-meta>
</file>